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Helvetica Neue3" svg:font-family="'Helvetica Neue'" style:font-pitch="variable"/>
    <style:font-face style:name="Helvetica Neue2" svg:font-family="'Helvetica Neue'" style:font-adornments="Bold" style:font-pitch="variable"/>
    <style:font-face style:name="Helvetica Neue" svg:font-family="'Helvetica Neue'" style:font-adornments="Regular" style:font-pitch="variable"/>
    <style:font-face style:name="Helvetica Neue1" svg:font-family="'Helvetica Neue'" style:font-adornments="Thi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1" svg:font-family="'Arial Unicode MS'"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fo:margin-top="0in" fo:margin-bottom="0.1in" fo:break-before="page" table:align="margins" fo:background-color="transparent">
        <style:background-image/>
      </style:table-properties>
    </style:style>
    <style:style style:name="Table1.A" style:family="table-column">
      <style:table-column-properties style:column-width="3.4375in" style:rel-column-width="32530*"/>
    </style:style>
    <style:style style:name="Table1.B" style:family="table-column">
      <style:table-column-properties style:column-width="3.4875in" style:rel-column-width="33005*"/>
    </style:style>
    <style:style style:name="Table1.1" style:family="table-row">
      <style:table-row-properties style:min-row-height="0.1799in" fo:background-color="transparent">
        <style:background-image/>
      </style:table-row-properties>
    </style:style>
    <style:style style:name="Table1.A1" style:family="table-cell">
      <style:table-cell-properties style:vertical-align="" fo:background-color="transparent" fo:padding="0.0382in" fo:border-left="none" fo:border-right="none" fo:border-top="none" fo:border-bottom="1pt inset #999999">
        <style:background-image/>
      </style:table-cell-properties>
    </style:style>
    <style:style style:name="Table3" style:family="table">
      <style:table-properties style:width="6.941in" fo:margin-left="-0.0111in" table:align="left" fo:background-color="transparent" style:may-break-between-rows="false">
        <style:background-image/>
      </style:table-properties>
    </style:style>
    <style:style style:name="Table3.A" style:family="table-column">
      <style:table-column-properties style:column-width="1.5056in"/>
    </style:style>
    <style:style style:name="Table3.B" style:family="table-column">
      <style:table-column-properties style:column-width="5.4354in"/>
    </style:style>
    <style:style style:name="Table3.1" style:family="table-row">
      <style:table-row-properties style:min-row-height="0.066in"/>
    </style:style>
    <style:style style:name="Table3.A1" style:family="table-cell">
      <style:table-cell-properties fo:padding-left="0in" fo:padding-right="0.1in" fo:padding-top="0.0597in" fo:padding-bottom="0.0597in" fo:border="none"/>
    </style:style>
    <style:style style:name="Table3.B1" style:family="table-cell">
      <style:table-cell-properties style:vertical-align="middle" fo:padding-left="0in" fo:padding-right="0.1in" fo:padding-top="0.0597in" fo:padding-bottom="0.0597in" fo:border="none"/>
    </style:style>
    <style:style style:name="Table3.A2" style:family="table-cell">
      <style:table-cell-properties fo:background-color="#dddddd" fo:padding-left="0in" fo:padding-right="0.1in" fo:padding-top="0.0597in" fo:padding-bottom="0.0597in" fo:border="none">
        <style:background-image/>
      </style:table-cell-properties>
    </style:style>
    <style:style style:name="Table3.A3" style:family="table-cell">
      <style:table-cell-properties fo:background-color="#dddddd" fo:padding-left="0in" fo:padding-right="0.1in" fo:padding-top="0.0597in" fo:padding-bottom="0.0597in" fo:border="none">
        <style:background-image/>
      </style:table-cell-properties>
    </style:style>
    <style:style style:name="Table3.4" style:family="table-row">
      <style:table-row-properties style:min-row-height="0.9979in" fo:background-color="transparent">
        <style:background-image/>
      </style:table-row-properties>
    </style:style>
    <style:style style:name="Table3.A4" style:family="table-cell">
      <style:table-cell-properties fo:background-color="#dddddd" fo:padding-left="0in" fo:padding-right="0.1in" fo:padding-top="0.0597in" fo:padding-bottom="0.0597in" fo:border="none">
        <style:background-image/>
      </style:table-cell-properties>
    </style:style>
    <style:style style:name="Table3.B4" style:family="table-cell">
      <style:table-cell-properties fo:background-color="transparent" fo:padding-left="0in" fo:padding-right="0.1in" fo:padding-top="0.0597in" fo:padding-bottom="0.0597in" fo:border="none">
        <style:background-image/>
      </style:table-cell-properties>
    </style:style>
    <style:style style:name="Table3.A5" style:family="table-cell">
      <style:table-cell-properties fo:background-color="#dddddd" fo:padding-left="0in" fo:padding-right="0.1in" fo:padding-top="0.0597in" fo:padding-bottom="0.0597in" fo:border="none">
        <style:background-image/>
      </style:table-cell-properties>
    </style:style>
    <style:style style:name="Table3.A6" style:family="table-cell">
      <style:table-cell-properties fo:background-color="#dddddd" fo:padding-left="0in" fo:padding-right="0.1in" fo:padding-top="0.0597in" fo:padding-bottom="0.0597in" fo:border="none">
        <style:background-image/>
      </style:table-cell-properties>
    </style:style>
    <style:style style:name="Table2" style:family="table">
      <style:table-properties style:width="6.941in" fo:margin-left="0in" table:align="left"/>
    </style:style>
    <style:style style:name="Table2.A" style:family="table-column">
      <style:table-column-properties style:column-width="1.4965in"/>
    </style:style>
    <style:style style:name="Table2.B" style:family="table-column">
      <style:table-column-properties style:column-width="5.4444in"/>
    </style:style>
    <style:style style:name="Table2.1" style:family="table-row">
      <style:table-row-properties style:min-row-height="0.9097in"/>
    </style:style>
    <style:style style:name="Table2.A1" style:family="table-cell">
      <style:table-cell-properties style:vertical-align=""/>
    </style:style>
    <style:style style:name="Table4" style:family="table">
      <style:table-properties style:width="6.9035in" fo:margin-left="0.0174in" fo:margin-right="0.0042in" table:align="margins"/>
    </style:style>
    <style:style style:name="Table4.A" style:family="table-column">
      <style:table-column-properties style:column-width="1.4965in" style:rel-column-width="14206*"/>
    </style:style>
    <style:style style:name="Table4.B" style:family="table-column">
      <style:table-column-properties style:column-width="5.4069in" style:rel-column-width="51329*"/>
    </style:style>
    <style:style style:name="Table4.1" style:family="table-row">
      <style:table-row-properties style:min-row-height="0.0451in"/>
    </style:style>
    <style:style style:name="P1" style:family="paragraph" style:parent-style-name="Text_20_body">
      <style:text-properties officeooo:paragraph-rsid="000c6978"/>
    </style:style>
    <style:style style:name="P2" style:family="paragraph" style:parent-style-name="Text_20_body">
      <style:text-properties officeooo:rsid="000c6978" officeooo:paragraph-rsid="000c6978"/>
    </style:style>
    <style:style style:name="P3" style:family="paragraph" style:parent-style-name="Text_20_body">
      <style:text-properties fo:language="en" fo:country="US"/>
    </style:style>
    <style:style style:name="P4" style:family="paragraph" style:parent-style-name="Standard">
      <style:text-properties officeooo:paragraph-rsid="00155c6d"/>
    </style:style>
    <style:style style:name="P5" style:family="paragraph" style:parent-style-name="text">
      <style:text-properties officeooo:paragraph-rsid="00200e33"/>
    </style:style>
    <style:style style:name="P6" style:family="paragraph" style:parent-style-name="text">
      <style:paragraph-properties fo:line-height="100%" fo:text-align="end" style:justify-single-word="false"/>
      <style:text-properties fo:language="en" fo:country="US" fo:font-weight="bold" officeooo:paragraph-rsid="00113e0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
      <style:paragraph-properties fo:line-height="100%" fo:text-align="end" style:justify-single-word="false"/>
      <style:text-properties fo:language="en" fo:country="US" officeooo:paragraph-rsid="00113e0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
      <style:paragraph-properties fo:text-align="end" style:justify-single-word="false"/>
      <style:text-properties fo:font-size="8pt" officeooo:paragraph-rsid="0010d6eb"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ext">
      <style:paragraph-properties fo:text-align="start" style:justify-single-word="false"/>
      <style:text-properties officeooo:paragraph-rsid="0010d6eb"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
      <style:paragraph-properties fo:margin-top="0in" fo:margin-bottom="0in" loext:contextual-spacing="false" fo:line-height="115%"/>
      <style:text-properties fo:font-weight="bold" officeooo:paragraph-rsid="000a66ee" style:font-weight-asian="bold" style:font-weight-complex="bold"/>
    </style:style>
    <style:style style:name="P11" style:family="paragraph" style:parent-style-name="text">
      <style:paragraph-properties fo:margin-left="0.4925in" fo:margin-right="0in" fo:margin-top="0in" fo:margin-bottom="0.0437in" loext:contextual-spacing="false" fo:line-height="100%" fo:text-align="end" style:justify-single-word="false" fo:text-indent="0in" style:auto-text-indent="false"/>
    </style:style>
    <style:style style:name="P12" style:family="paragraph" style:parent-style-name="text">
      <style:paragraph-properties fo:margin-left="0.4925in" fo:margin-right="0in" fo:margin-top="0in" fo:margin-bottom="0.0437in" loext:contextual-spacing="false" style:line-height-at-least="0.1937in" fo:text-align="start" style:justify-single-word="false" fo:text-indent="0in" style:auto-text-indent="false"/>
      <style:text-properties officeooo:paragraph-rsid="00120012"/>
    </style:style>
    <style:style style:name="P13" style:family="paragraph" style:parent-style-name="text">
      <style:paragraph-properties fo:margin-left="0.4925in" fo:margin-right="0in" fo:text-indent="0in" style:auto-text-indent="false"/>
      <style:text-properties officeooo:paragraph-rsid="000a66ee"/>
    </style:style>
    <style:style style:name="P14" style:family="paragraph" style:parent-style-name="text">
      <style:paragraph-properties fo:margin-left="0.4925in" fo:margin-right="0in" fo:margin-top="0in" fo:margin-bottom="0in" loext:contextual-spacing="false" fo:line-height="115%" fo:text-indent="0in" style:auto-text-indent="false"/>
      <style:text-properties fo:font-weight="bold" officeooo:paragraph-rsid="000a66ee" style:font-weight-asian="bold" style:font-weight-complex="bold"/>
    </style:style>
    <style:style style:name="P15" style:family="paragraph" style:parent-style-name="text">
      <style:paragraph-properties fo:margin-top="0in" fo:margin-bottom="0.0437in" loext:contextual-spacing="false" fo:text-align="end" style:justify-single-word="false"/>
      <style:text-properties fo:language="en" fo:country="US" officeooo:paragraph-rsid="00113e0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
      <style:paragraph-properties fo:margin-top="0in" fo:margin-bottom="0.0437in" loext:contextual-spacing="false" fo:text-align="end" style:justify-single-word="false"/>
      <style:text-properties fo:font-weight="bold" officeooo:paragraph-rsid="00113e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
      <style:paragraph-properties fo:margin-top="0in" fo:margin-bottom="0.0437in" loext:contextual-spacing="false" fo:line-height="100%" fo:text-align="end" style:justify-single-word="false"/>
      <style:text-properties fo:font-size="8pt" fo:language="en" fo:country="US" officeooo:paragraph-rsid="00113e0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
      <style:paragraph-properties fo:margin-top="0in" fo:margin-bottom="0.0437in" loext:contextual-spacing="false" fo:text-align="end" style:justify-single-word="false"/>
      <style:text-properties fo:font-size="8pt" fo:language="en" fo:country="US" officeooo:paragraph-rsid="00113e0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
      <style:paragraph-properties fo:margin-top="0in" fo:margin-bottom="0.0437in" loext:contextual-spacing="false" fo:text-align="end" style:justify-single-word="false"/>
      <style:text-properties fo:font-size="8pt" fo:language="en" fo:country="US" officeooo:rsid="0010d6eb" officeooo:paragraph-rsid="00200e3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
      <style:paragraph-properties fo:margin-top="0in" fo:margin-bottom="0.0437in" loext:contextual-spacing="false" fo:text-align="end" style:justify-single-word="false"/>
      <style:text-properties officeooo:paragraph-rsid="00113e0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
      <style:paragraph-properties fo:margin-top="0in" fo:margin-bottom="0.0437in" loext:contextual-spacing="false" fo:text-align="end" style:justify-single-word="false"/>
      <style:text-properties officeooo:paragraph-rsid="00200e3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Heading_20_1">
      <style:paragraph-properties fo:margin-top="0.0874in" fo:margin-bottom="0.0043in" loext:contextual-spacing="false"/>
      <style:text-properties fo:color="#0088a4" style:font-name="Helvetica Neue2" fo:font-size="22pt" fo:font-weight="bold" style:font-size-asian="22pt" style:font-weight-asian="bold" style:font-size-complex="22pt" style:font-weight-complex="bold"/>
    </style:style>
    <style:style style:name="P23" style:family="paragraph" style:parent-style-name="Heading_20_1">
      <style:paragraph-properties fo:break-before="page"/>
      <style:text-properties fo:language="en" fo:country="US"/>
    </style:style>
    <style:style style:name="P24" style:family="paragraph" style:parent-style-name="text" style:list-style-name="WW8Num2"/>
    <style:style style:name="P25" style:family="paragraph" style:parent-style-name="text" style:list-style-name="L1">
      <style:paragraph-properties fo:margin-top="0in" fo:margin-bottom="0.0402in" loext:contextual-spacing="false"/>
      <style:text-properties fo:language="en" fo:country="US"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 style:list-style-name="L2">
      <style:paragraph-properties fo:margin-top="0in" fo:margin-bottom="0.0402in" loext:contextual-spacing="false"/>
      <style:text-properties fo:language="en" fo:country="US"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 style:list-style-name="L2">
      <style:paragraph-properties fo:margin-top="0in" fo:margin-bottom="0.0402in" loext:contextual-spacing="false"/>
      <style:text-properties fo:language="en" fo:country="US" officeooo:rsid="00113e0a" officeooo:paragraph-rsid="00113e0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 style:list-style-name="L3">
      <style:paragraph-properties fo:margin-top="0in" fo:margin-bottom="0.0402in" loext:contextual-spacing="false"/>
      <style:text-properties fo:language="en" fo:country="US"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 style:list-style-name="L2">
      <style:paragraph-properties fo:margin-top="0in" fo:margin-bottom="0.0402in" loext:contextual-spacing="false"/>
      <style:text-properties fo:language="en" fo:country="US"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 style:list-style-name="L1">
      <style:paragraph-properties fo:margin-top="0in" fo:margin-bottom="0.0402in" loext:contextual-spacing="false"/>
      <style:text-properties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 style:list-style-name="L4">
      <style:paragraph-properties fo:margin-top="0in" fo:margin-bottom="0.0402in" loext:contextual-spacing="false"/>
      <style:text-properties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 style:list-style-name="L3">
      <style:paragraph-properties fo:margin-top="0in" fo:margin-bottom="0.0402in" loext:contextual-spacing="false"/>
      <style:text-properties officeooo:rsid="0010d6eb" officeooo:paragraph-rsid="0024b9d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
      <style:paragraph-properties fo:margin-top="0in" fo:margin-bottom="0.0437in" loext:contextual-spacing="false" fo:text-align="end" style:justify-single-word="false"/>
      <style:text-properties fo:font-size="8pt" fo:language="en" fo:country="US" officeooo:paragraph-rsid="00113e0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Heading_20_2">
      <style:text-properties style:font-name="Helvetica Neue" fo:language="en" fo:country="US" officeooo:rsid="00120012" officeooo:paragraph-rsid="00120012"/>
    </style:style>
    <style:style style:name="P35" style:family="paragraph" style:parent-style-name="Heading_20_2">
      <loext:graphic-properties draw:fill="none" draw:fill-color="#ffffff" draw:opacity="100%"/>
      <style:paragraph-properties fo:text-align="end" style:justify-single-word="false" fo:background-color="transparent"/>
      <style:text-properties fo:font-weight="bold" style:font-weight-asian="bold" style:font-weight-complex="bold"/>
    </style:style>
    <style:style style:name="P36" style:family="paragraph" style:parent-style-name="Heading_20_2">
      <style:paragraph-properties fo:text-align="start" style:justify-single-word="false"/>
    </style:style>
    <style:style style:name="P37" style:family="paragraph" style:parent-style-name="Heading_20_2">
      <style:paragraph-properties fo:margin-top="0.0083in" fo:margin-bottom="0in" loext:contextual-spacing="false"/>
      <style:text-properties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variant="normal" fo:text-transform="none" style:font-name="Arial1" fo:font-size="11pt" fo:letter-spacing="normal" fo:font-style="normal" fo:font-weight="normal" style:font-size-asian="11pt" style:font-style-asian="normal" style:font-weight-asian="normal" style:font-size-complex="11pt" style:font-weight-complex="normal"/>
    </style:style>
    <style:style style:name="T2" style:family="text">
      <style:text-properties fo:font-variant="normal" fo:text-transform="none" fo:letter-spacing="normal" fo:font-style="normal" style:font-style-asian="normal"/>
    </style:style>
    <style:style style:name="T3" style:family="text">
      <style:text-properties fo:font-variant="normal" fo:text-transform="none" fo:letter-spacing="normal" fo:font-style="normal" officeooo:rsid="000c6978" style:font-style-asian="normal"/>
    </style:style>
    <style:style style:name="T4" style:family="text">
      <style:text-properties fo:font-variant="normal" fo:text-transform="none" fo:letter-spacing="normal" fo:font-style="normal" fo:font-weight="bold" style:font-style-asian="normal" style:font-weight-asian="bold" style:font-weight-complex="bold"/>
    </style:style>
    <style:style style:name="T5" style:family="text">
      <style:text-properties fo:font-variant="normal" fo:text-transform="none" fo:letter-spacing="normal" fo:language="en" fo:country="US" fo:font-style="normal" style:font-style-asian="normal"/>
    </style:style>
    <style:style style:name="T6" style:family="text">
      <style:text-properties fo:font-variant="normal" fo:text-transform="none" fo:color="#000000" style:font-name="Helvetica Neue3" fo:font-size="10pt" fo:letter-spacing="normal" fo:language="en" fo:country="US" fo:font-style="normal" fo:font-weight="bold" officeooo:rsid="00066acd" style:font-size-asian="10pt" style:font-weight-asian="bold" style:font-size-complex="10pt" style:font-weight-complex="bold"/>
    </style:style>
    <style:style style:name="T7" style:family="text">
      <style:text-properties fo:font-variant="normal" fo:text-transform="none" fo:font-size="10pt" fo:letter-spacing="normal" fo:font-style="normal" officeooo:rsid="000c6978" style:font-size-asian="10pt" style:font-style-asian="normal" style:font-size-complex="10pt"/>
    </style:style>
    <style:style style:name="T8" style:family="text">
      <style:text-properties fo:font-weight="bold" style:font-weight-asian="bold" style:font-weight-complex="bold"/>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language="en" fo:country="US" fo:font-weight="bold" officeooo:rsid="000a66ee" style:font-weight-asian="bold" style:font-weight-complex="bold"/>
    </style:style>
    <style:style style:name="T12" style:family="text">
      <style:text-properties fo:language="en" fo:country="US" fo:font-weight="bold" officeooo:rsid="0010d6eb" style:font-weight-asian="bold" style:font-weight-complex="bold"/>
    </style:style>
    <style:style style:name="T13" style:family="text">
      <style:text-properties fo:language="en" fo:country="US" fo:font-weight="bold" officeooo:rsid="001098c1" style:font-weight-asian="bold" style:font-weight-complex="bold"/>
    </style:style>
    <style:style style:name="T14" style:family="text">
      <style:text-properties fo:language="en" fo:country="US" officeooo:rsid="0010d6eb"/>
    </style:style>
    <style:style style:name="T15" style:family="text">
      <style:text-properties fo:language="en" fo:country="US" officeooo:rsid="00080878"/>
    </style:style>
    <style:style style:name="T16" style:family="text">
      <style:text-properties officeooo:rsid="000a66ee"/>
    </style:style>
    <style:style style:name="T17" style:family="text">
      <style:text-properties fo:font-size="8pt" style:font-size-asian="8pt" style:font-size-complex="8pt"/>
    </style:style>
    <style:style style:name="T18" style:family="text">
      <style:text-properties fo:font-size="8pt" officeooo:rsid="000a66ee" style:font-size-asian="8pt" style:font-size-complex="8pt"/>
    </style:style>
    <style:style style:name="T19" style:family="text">
      <style:text-properties officeooo:rsid="000da82c"/>
    </style:style>
    <style:style style:name="T20" style:family="text">
      <style:text-properties officeooo:rsid="001098c1"/>
    </style:style>
    <style:style style:name="T21" style:family="text">
      <style:text-properties officeooo:rsid="0010d6eb"/>
    </style:style>
    <style:style style:name="T22" style:family="text">
      <style:text-properties officeooo:rsid="00120012"/>
    </style:style>
    <style:style style:name="T23" style:family="text">
      <style:text-properties fo:font-weight="normal" style:font-weight-asian="normal" style:font-weight-complex="normal"/>
    </style:style>
    <style:style style:name="T24" style:family="text">
      <style:text-properties officeooo:rsid="0013eab6"/>
    </style:style>
    <style:style style:name="T25" style:family="text">
      <style:text-properties officeooo:rsid="00155c6d"/>
    </style:style>
    <style:style style:name="T26" style:family="text">
      <style:text-properties style:font-name="Times New Roman"/>
    </style:style>
    <style:style style:name="T27" style:family="text">
      <style:text-properties officeooo:rsid="001b912a"/>
    </style:style>
    <style:style style:name="T28" style:family="text">
      <style:text-properties officeooo:rsid="001d8b05"/>
    </style:style>
    <style:style style:name="T29" style:family="text">
      <style:text-properties officeooo:rsid="001e831b"/>
    </style:style>
    <style:style style:name="T30" style:family="text">
      <style:text-properties officeooo:rsid="001fccad"/>
    </style:style>
    <style:style style:name="T31" style:family="text">
      <style:text-properties fo:font-size="10pt" fo:language="en" fo:country="US" style:font-size-asian="10pt" style:font-size-complex="10pt"/>
    </style:style>
    <style:style style:name="T32" style:family="text">
      <style:text-properties fo:font-size="10pt" fo:language="en" fo:country="US" officeooo:rsid="0010d6eb" style:font-size-asian="10pt" style:font-size-complex="10pt"/>
    </style:style>
    <style:style style:name="T33" style:family="text">
      <style:text-properties style:use-window-font-color="true" fo:font-size="11pt" style:font-size-asian="11pt" style:font-size-complex="11pt"/>
    </style:style>
    <style:style style:name="T34" style:family="text">
      <style:text-properties style:use-window-font-color="true" fo:font-size="11pt" fo:font-weight="normal" style:font-size-asian="11pt" style:font-weight-asian="normal" style:font-size-complex="11pt" style:font-weight-complex="normal"/>
    </style:style>
    <style:style style:name="T35" style:family="text">
      <style:text-properties style:use-window-font-color="true" fo:font-weight="normal" style:font-weight-asian="normal" style:font-weight-complex="normal"/>
    </style:style>
    <style:style style:name="T36" style:family="text">
      <style:text-properties fo:color="#c9211e"/>
    </style:style>
    <style:style style:name="T37" style:family="text">
      <style:text-properties fo:color="#c9211e" officeooo:rsid="0013eab6"/>
    </style:style>
    <style:style style:name="T38" style:family="text">
      <style:text-properties fo:color="#c9211e" officeooo:rsid="00155c6d"/>
    </style:style>
    <style:style style:name="T39" style:family="text">
      <style:text-properties fo:color="#c9211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llo,</text:p>
      <text:p text:style-name="P4"><text:span text:style-name="T23">I have over 10 years of previous</text:span> experience as a web developer on small teams and at start-up companies. I am very accustomed to wearing a lot of different hats at work as well as working closely with non-technical or less experienced team members. This includes working with and teaching web development and coding concepts in both professional and academic environments.</text:p>
      <text:p text:style-name="Standard"/>
      <text:p text:style-name="Standard">As a Front-End Developer and Co-Founder at Redtail Design Co., I work closely with our designers, developers, and clients to build responsive websites, custom Wordpress templates and plug-ins from scratch. I was responsible for developing and deploying web sites from conception to production. Most of my work was done using frameworks such as Wordpress, Angular <text:span text:style-name="T25">and React</text:span>. Our main clients are Ohio University, as well as the Ohio Brewers Association, and we work closely with many breweries around the state. We have also built e-commerce sites for local businesses to help expand their markets nationally and even internationally. <text:span text:style-name="T25">Some of my latest projects have been custom CRUD apps using a React frontend and Express backend.</text:span></text:p>
      <text:p text:style-name="Standard"/>
      <text:p text:style-name="Standard">Before starting Redtail Design, I worked for Electronic Vision, where I started as an intern and moved on to do QA testing and bug fixing for software and websites. Eventually I was hired as a full time developer. In this position I built responsive websites from static design mockups using modern, semantic HTML, JS, and PHP. I frequently met with clients to discuss and determine the needs of their project. After finishing projects I trained clients on updating and managing their sites, as well as providing ongoing technical support and maintenance after project launch.</text:p>
      <text:p text:style-name="Standard"/>
      <text:p text:style-name="Standard">I was also the co-founder of a startup called LiveInteractive. Here we built a mobile app and webapp focused on being a digital billboard for local events. I led the webapp team and advised the backend team, both made up of 2 other developers. The webapp was built using angular, with a custom “event poster creator” module built using the canvas API.</text:p>
      <text:p text:style-name="Standard"/>
      <text:p text:style-name="Standard">I believe my experience completing projects, delivering websites, and working directly with designers and clients in a rapid paced environment will make me a great candidate for your engineer position. Feel free to contact me with any questions about my qualifications.</text:p>
      <text:p text:style-name="Standard"/>
      <text:p text:style-name="Text_20_body"><text:span text:style-name="T26">Thank you for your consideration,<text:line-break/>Sincerely,<text:line-break/>Ben Weibel<text:line-break/></text:span><text:a xlink:type="simple" xlink:href="mailto:weibel.b@gmail.com" text:style-name="Internet_20_link" text:visited-style-name="Visited_20_Internet_20_Link"><text:span text:style-name="T26">weibel.b@gmail.com</text:span></text:a><text:span text:style-name="T26"><text:line-break/>740.541.0544</text:span></text:p>
      <table:table table:name="Table1" table:style-name="Table1">
        <table:table-column table:style-name="Table1.A"/>
        <table:table-column table:style-name="Table1.B"/>
        <table:table-row table:style-name="Table1.1">
          <table:table-cell table:style-name="Table1.A1" office:value-type="string">
            <text:h text:style-name="P22" text:outline-level="1">Ben Weibel</text:h>
          </table:table-cell>
          <table:table-cell table:style-name="Table1.A1" office:value-type="string">
            <text:p text:style-name="P11"><text:span text:style-name="T35">Bend, OR <text:line-break/>740.541.0544 <text:line-break/></text:span><text:span text:style-name="T34">weibel.b@gmail.com</text:span><text:span text:style-name="T33"> </text:span></text:p>
          </table:table-cell>
        </table:table-row>
      </table:table>
      <text:p text:style-name="P5"><text:span text:style-name="T27">E</text:span>xperience<text:span text:style-name="T27">d</text:span>, detail-oriented Front <text:span text:style-name="T28">E</text:span>nd Web Developer comfortable working on a small team. Skilled in working with <text:span text:style-name="T22">non-technical </text:span>designers and clients to translate their vision and needs into highly functional, beautiful web applications and websites. </text:p>
      <table:table table:name="Table3" table:style-name="Table3">
        <table:table-column table:style-name="Table3.A"/>
        <table:table-column table:style-name="Table3.B"/>
        <table:table-row table:style-name="Table3.1">
          <table:table-cell table:style-name="Table3.A1" office:value-type="string">
            <text:h text:style-name="P37" text:outline-level="2">Experience</text:h>
          </table:table-cell>
          <table:table-cell table:style-name="Table3.B1" office:value-type="string">
            <text:p text:style-name="Standard"/>
          </table:table-cell>
        </table:table-row>
        <table:table-row>
          <table:table-cell table:style-name="Table3.A5" office:value-type="string">
            <text:p text:style-name="P6">Redtail Design Co</text:p>
            <text:p text:style-name="P7">(Athens, OH)</text:p>
            <text:p text:style-name="P17">Aug 2016 – Present</text:p>
          </table:table-cell>
          <table:table-cell table:style-name="Table3.A1" office:value-type="string">
            <text:p text:style-name="text"><text:span text:style-name="T9"><text:s/></text:span><text:span text:style-name="T15">CO-FOUNDER / </text:span><text:span text:style-name="T9">FRONTEND DEVELOPER</text:span></text:p>
            <text:list xml:id="list271857077" text:style-name="L1">
              <text:list-item>
                <text:p text:style-name="P25"><text:span text:style-name="T29">Implement UI design</text:span> <text:span text:style-name="T29">using HTML, SCSS, and Javascript</text:span></text:p>
              </text:list-item>
              <text:list-item>
                <text:p text:style-name="P25">Deploy websites from staging to production environment</text:p>
              </text:list-item>
              <text:list-item>
                <text:p text:style-name="P25">Create front-end interfaces with Angular, <text:span text:style-name="T21">React and other JS libraries</text:span></text:p>
              </text:list-item>
              <text:list-item>
                <text:p text:style-name="P30"><text:span text:style-name="T31">Build custom REST APIs and Wordpress APIs for use with </text:span><text:span text:style-name="T32">CRUD applications</text:span></text:p>
              </text:list-item>
            </text:list>
          </table:table-cell>
        </table:table-row>
        <table:table-row>
          <table:table-cell table:style-name="Table3.A5" office:value-type="string">
            <text:p text:style-name="P16">Electronic Vision</text:p>
            <text:p text:style-name="P20"><text:span text:style-name="T8">Fitne Inc.</text:span> </text:p>
            <text:p text:style-name="P15">(Athens, OH)</text:p>
            <text:p text:style-name="P18">Jan 2012 - Aug 2016</text:p>
          </table:table-cell>
          <table:table-cell table:style-name="Table3.A1" office:value-type="string">
            <text:p text:style-name="text"><text:s/>FRONTEND DEVELOPER</text:p>
            <text:list xml:id="list1880769340" text:style-name="L2">
              <text:list-item>
                <text:p text:style-name="P26">Worked closely with designers to build responsive websites from static design mockups using modern, semantic HTML, JS <text:span text:style-name="T30">and </text:span>PHP</text:p>
              </text:list-item>
              <text:list-item>
                <text:p text:style-name="P26">Met with clients to discuss and determine the needs of their project</text:p>
              </text:list-item>
              <text:list-item>
                <text:p text:style-name="P26">Maintained and provided ongoing technical support </text:p>
              </text:list-item>
              <text:list-item>
                <text:p text:style-name="P27">Provided legacy support for Ohio University web projects</text:p>
              </text:list-item>
            </text:list>
          </table:table-cell>
        </table:table-row>
        <table:table-row table:style-name="Table3.4">
          <table:table-cell table:style-name="Table3.A5" office:value-type="string">
            <text:p text:style-name="P20"><text:span text:style-name="T8">LiveInteractive</text:span> </text:p>
            <text:p text:style-name="P15">(Athens, OH)</text:p>
            <text:p text:style-name="P18">Aug 2012 - May 2014</text:p>
          </table:table-cell>
          <table:table-cell table:style-name="Table3.B4" office:value-type="string">
            <text:p text:style-name="text"><text:span text:style-name="T9"><text:s/>CO-FOUNDER / FULL STACK DEVELOPER</text:span> </text:p>
            <text:list xml:id="list3469816782" text:style-name="L3">
              <text:list-item>
                <text:p text:style-name="P28">Led a team of developers</text:p>
              </text:list-item>
              <text:list-item>
                <text:p text:style-name="P28">Created webapp and hybrid mobile app (android)</text:p>
              </text:list-item>
            </text:list>
            <text:list xml:id="list3609899872" text:style-name="L4">
              <text:list-item>
                <text:p text:style-name="P31">Built REST API on <text:span text:style-name="T28">using </text:span>AWS</text:p>
              </text:list-item>
            </text:list>
          </table:table-cell>
        </table:table-row>
        <table:table-row>
          <table:table-cell table:style-name="Table3.A5" office:value-type="string">
            <text:p text:style-name="P21"><text:span text:style-name="T12">Ohio University College of Visual Communications</text:span><text:span text:style-name="T14"> (Athens, OH)</text:span></text:p>
            <text:p text:style-name="P19">July 2010 – June 2012</text:p>
          </table:table-cell>
          <table:table-cell table:style-name="Table3.A1" office:value-type="string">
            <text:p text:style-name="text"><text:span text:style-name="T14"><text:s/>ASSISTANT LAB MANAGER</text:span> </text:p>
            <text:list xml:id="list200325717430394" text:continue-list="list3469816782" text:style-name="L3">
              <text:list-item>
                <text:p text:style-name="P32">Maintained and replaced hardware/software in multiple student labs</text:p>
              </text:list-item>
              <text:list-item>
                <text:p text:style-name="P32">Assisted <text:span text:style-name="T30">design</text:span> students with projects using software including Adobe suite, Final Cut Pro, and<text:span text:style-name="T30"> </text:span>web technologies (HTML, <text:span text:style-name="T30">CSS, </text:span>JS)</text:p>
              </text:list-item>
            </text:list>
          </table:table-cell>
        </table:table-row>
        <table:table-row>
          <table:table-cell table:style-name="Table3.A6" office:value-type="string">
            <text:p text:style-name="P9"/>
            <text:p text:style-name="P8">2006 - 2012</text:p>
          </table:table-cell>
          <table:table-cell table:style-name="Table3.A1" office:value-type="string">
            <text:p text:style-name="text"><text:s/>FREELANCE WEB DEVELOPER</text:p>
            <text:list xml:id="list200325294289984" text:continue-list="list1880769340" text:style-name="L2">
              <text:list-item>
                <text:p text:style-name="P29">Designed, developed, and maintained <text:span text:style-name="T20">multiple client </text:span>websites</text:p>
              </text:list-item>
              <text:list-item>
                <text:p text:style-name="P26">Managed hosting and domain registration for clients</text:p>
              </text:list-item>
            </text:list>
          </table:table-cell>
        </table:table-row>
      </table:table>
      <table:table table:name="Table2" table:style-name="Table2">
        <table:table-column table:style-name="Table2.A"/>
        <table:table-column table:style-name="Table2.B"/>
        <table:table-row table:style-name="Table2.1">
          <table:table-cell table:style-name="Table2.A1" office:value-type="string">
            <text:h text:style-name="Heading_20_2" text:outline-level="2">Skills </text:h>
            <text:h text:style-name="P34" text:outline-level="2"/>
          </table:table-cell>
          <table:table-cell office:value-type="string">
            <text:p text:style-name="P12"><text:span text:style-name="T10">Web Technologies: <text:s text:c="5"/></text:span><text:span text:style-name="T9">Wordpress, Angular, React, Bootstrap<text:line-break/></text:span><text:span text:style-name="T10">Scripts &amp; Languages: </text:span><text:span text:style-name="T11"><text:s/></text:span><text:span text:style-name="T9">ES6+, Python, PHP, <text:s/>HTML, CSS/SCSS, Bash<text:line-break/></text:span><text:span text:style-name="T10">Database </text:span><text:span text:style-name="T11">&amp; API</text:span><text:span text:style-name="T10">: </text:span><text:span text:style-name="T13"><text:s text:c="9"/></text:span><text:span text:style-name="T9">Express, MySQL, MongoDB, REST, GraphQL<text:line-break/></text:span><text:span text:style-name="T10">Development Tools:</text:span><text:span text:style-name="T6"> <text:s text:c="3"/></text:span><text:span text:style-name="T9">NPM, Grunt/Gulp, Compass, Git, Docker</text:span></text:p>
          </table:table-cell>
        </table:table-row>
      </table:table>
      <table:table table:name="Table4" table:style-name="Table4">
        <table:table-column table:style-name="Table4.A"/>
        <table:table-column table:style-name="Table4.B"/>
        <table:table-row table:style-name="Table4.1">
          <table:table-cell office:value-type="string">
            <text:h text:style-name="P35" text:outline-level="2">Education </text:h>
          </table:table-cell>
          <table:table-cell office:value-type="string">
            <text:p text:style-name="P10"/>
            <text:p text:style-name="P14">OHIO UNIVERSITY</text:p>
            <text:p text:style-name="P13">Electrical Engineering, Computer Science Minor <text:line-break/><text:span text:style-name="T16">(</text:span><text:span text:style-name="T17">192 credit hours completed</text:span><text:span text:style-name="T18">)</text:span></text:p>
          </table:table-cell>
        </table:table-row>
      </table:table>
      <text:h text:style-name="P36" text:outline-level="2"><text:soft-page-break/>References</text:h>
      <text:p text:style-name="P3"/>
      <text:list xml:id="list3430572950" text:style-name="WW8Num2">
        <text:list-header>
          <text:p text:style-name="P24"><text:span text:style-name="T8">Tim Martin</text:span>, Owner, Redtail Design, Athens OH.<text:line-break/>phone: 740.590.3387 <text:s/>email: tim@redtaildesign.com<text:tab/></text:p>
          <text:p text:style-name="P24"/>
          <text:p text:style-name="P24"><text:span text:style-name="T8">Tony Presti</text:span>, COO, Fitne, inc, Athens OH.<text:line-break/>phone: 740.591.6297 <text:s text:c="2"/>email: tpresti@fitne.net</text:p>
          <text:p text:style-name="P24"/>
          <text:p text:style-name="P24"><text:span text:style-name="T10">Dan Krivicich</text:span><text:span text:style-name="T9">, Former CEO, Electronic Vision, Athens OH.<text:line-break/>phone: 740.591.1406 email: dkriv@ev.net</text:span></text:p>
        </text:list-header>
      </text:list>
      <text:h text:style-name="P23" text:outline-level="1">Project Highlights</text:h>
      <text:p text:style-name="Text_20_body"><text:span text:style-name="T4">Ohio Brew Week Beerfinder</text:span><text:span text:style-name="T2"> (</text:span><text:a xlink:type="simple" xlink:href="https://ohiobrewweek.com/brews/" text:style-name="Internet_20_link" text:visited-style-name="Visited_20_Internet_20_Link"><text:span text:style-name="T2">ohiobrewweek.com/brews/</text:span></text:a><text:span text:style-name="T2">) </text:span><text:span text:style-name="T7">( Initial launch Summer 2017 )</text:span></text:p>
      <text:p text:style-name="Text_20_body">AngularJS webapp pulling from a wordpress database using the REST API. </text:p>
      <text:p text:style-name="Text_20_body">With over 300 individual beers to track from 46 different breweries being served at 42 separate participating venues, there were significant amounts of data to keep track of. Because of this we decided to use a simple wordpress backend interface that was already familiar to most of the Brew Week team. This allowed breweries and venues to manage their own individual pages, as well as input their own beer descriptions and information. Venues were then also able to mark which beers were no longer available, and have that information shared to the website and webapp in real time.</text:p>
      <text:p text:style-name="Text_20_body">The webapp itself was built using AngularJS, and is fully responsive for mobile to desktop. LocalStorage was used to save a users tasting and wishlist data between visits.</text:p>
      <text:p text:style-name="Text_20_body"><text:span text:style-name="T1">Case Study: </text:span><text:a xlink:type="simple" xlink:href="https://redtaildesign.com/project/ohio-brew-week/" text:style-name="Internet_20_link" text:visited-style-name="Visited_20_Internet_20_Link"><text:span text:style-name="T2">redtaildesign.com/project/ohio-brew-week/</text:span></text:a></text:p>
      <text:p text:style-name="Text_20_body"/>
      <text:p text:style-name="P1"><text:span text:style-name="T3">Piano Safari Shop </text:span><text:span text:style-name="T2">(</text:span><text:a xlink:type="simple" xlink:href="https://pianosafari.com/shop/" text:style-name="Internet_20_link" text:visited-style-name="Visited_20_Internet_20_Link"><text:span text:style-name="T2">pianosafari.com/shop/</text:span></text:a><text:span text:style-name="T2">) </text:span><text:span text:style-name="T7">( Initial launch, Fall 2016 )</text:span></text:p>
      <text:p text:style-name="P2">Ecommerce platform for a large selection of resources for the Piano Safari teaching method and music education.</text:p>
      <text:p text:style-name="P2">Initially PianoSafari.com was built as a marketing site for the teaching method with a basic ecommerce section for the teacher resources at the time. In the years since the launch <text:span text:style-name="T19">we have expanded the shop with hundreds of products and allowed the Piano Safari team to expand to international sales, with an easy to use interface. The shop now has thousands of sales every month, and is continuing to grow, with teaching materials now being translated and released in multiple different languages.</text:span></text:p>
      <text:p text:style-name="Text_20_body"><text:span text:style-name="T1">Case Study: </text:span><text:a xlink:type="simple" xlink:href="https://redtaildesign.com/project/piano-safari/" text:style-name="Internet_20_link" text:visited-style-name="Visited_20_Internet_20_Link"><text:span text:style-name="T1">https://redtaildesign.com/project/piano-safari/</text:span></text:a></text:p>
      <text:p text:style-name="Text_20_body"/>
      <text:p text:style-name="Text_20_body"><text:soft-page-break/><text:span text:style-name="T5">More portfolio projects available by request and viewed at </text:span><text:a xlink:type="simple" xlink:href="https://redtaildesign.com/projects/" text:style-name="Internet_20_link" text:visited-style-name="Visited_20_Internet_20_Link">redtaildesign.com/projects</text:a><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Helvetica Neue3" svg:font-family="'Helvetica Neue'" style:font-pitch="variable"/>
    <style:font-face style:name="Helvetica Neue2" svg:font-family="'Helvetica Neue'" style:font-adornments="Bold" style:font-pitch="variable"/>
    <style:font-face style:name="Helvetica Neue" svg:font-family="'Helvetica Neue'" style:font-adornments="Regular" style:font-pitch="variable"/>
    <style:font-face style:name="Helvetica Neue1" svg:font-family="'Helvetica Neue'" style:font-adornments="Thi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1" svg:font-family="'Arial Unicode MS'"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in" fo:margin-bottom="0.0835in" loext:contextual-spacing="false" fo:line-height="0.2799in" style:page-number="auto" fo:background-color="transparent" style:shadow="none">
        <style:tab-stops/>
      </style:paragraph-properties>
      <style:text-properties fo:color="#000000" style:font-name="Helvetica Neue" fo:font-family="'Helvetica Neue'" style:font-style-name="Regular" style:font-pitch="variable" fo:font-weight="25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Helvetica Neue1" fo:font-family="'Helvetica Neue'" style:font-style-name="Thin" style:font-pitch="variable" fo:font-size="20pt" fo:font-weight="150" style:font-size-asian="115%" style:font-weight-asian="bold" style:font-size-complex="115%" style:font-weight-complex="bold"/>
    </style:style>
    <style:style style:name="text" style:family="paragraph" style:parent-style-name="Text_20_body" style:master-page-name="">
      <style:paragraph-properties fo:line-height="100%" style:page-number="auto" style:vertical-align="middle"/>
      <style:text-properties fo:font-size="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master-page-name="">
      <style:paragraph-properties fo:text-align="end" style:justify-single-word="false" style:page-number="auto"/>
      <style:text-properties fo:color="#0088a4" style:font-name="Helvetica Neue" fo:font-family="'Helvetica Neue'" style:font-style-name="Regular" style:font-pitch="variable" fo:font-size="14pt" fo:language="en" fo:country="US" fo:font-style="normal" fo:font-weight="bold" style:font-size-asian="12pt" style:font-style-asian="normal" style:font-weight-asian="normal" style:font-size-complex="12pt" style:font-style-complex="normal" style:font-weight-complex="normal" style:text-overline-style="none" style:text-overline-color="font-color"/>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 style:family="paragraph">
      <style:paragraph-properties fo:margin-top="0.0835in" fo:margin-bottom="0in" loext:contextual-spacing="false" fo:line-height="100%" fo:orphans="2" fo:widows="2"/>
      <style:text-properties style:font-name="Century Gothic" fo:font-family="'Century Gothic'" style:font-family-generic="swiss" style:font-pitch="variable" fo:font-size="11pt" fo:language="fr" fo:country="FR" style:font-size-asian="11pt" style:font-size-complex="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old_20_Expanded" style:display-name="Bold Expanded" style:family="text" style:parent-style-name="Default_20_Paragraph_20_Font">
      <style:text-properties fo:letter-spacing="0.028in" fo:language="en" fo:country="US" fo:font-weight="bold" style:font-weight-asian="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2z0" style:family="text">
      <style:text-properties style:font-name-complex="Arial Unicode MS1" style:font-family-complex="'Arial Unicode MS'" style:font-family-generic-complex="swiss" style:font-pitch-complex="variable"/>
    </style:style>
    <style:style style:name="WW8Num2z1" style:family="text"/>
    <style:style style:name="WW8Num2z2"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HTML"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Weibel</meta:initial-creator>
    <meta:creation-date>2019-06-13T16:16:02</meta:creation-date>
    <dc:date>2019-12-02T20:03:24.335644935</dc:date>
    <meta:editing-duration>P1DT33M25S</meta:editing-duration>
    <meta:editing-cycles>58</meta:editing-cycles>
    <meta:generator>LibreOffice/6.2.8.2$Linux_X86_64 LibreOffice_project/20$Build-2</meta:generator>
    <meta:document-statistic meta:table-count="4" meta:image-count="0" meta:object-count="0" meta:page-count="5" meta:paragraph-count="66" meta:word-count="998" meta:character-count="6498" meta:non-whitespace-character-count="5541"/>
  </office:meta>
</office:document-meta>
</file>